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pinn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pinner (LVGL)</text:h>
                    <text:list>
                        <text:list-item>
                            <text:h text:style-name="Heading_20_2" text:outline-level="2">Description</text:h>
                        </text:list-item>
                    </text:list>
                </text:list-item>
            </text:list>

            <text:p text:style-name="Standard"><text:span>Use this Widget to show that some operation is in progress or something is loading, etc.</text:span></text:p><text:p text:style-name="Standard"/>

            
                <text:list xml:id="list_Spinner (LVGL)2" text:continue-numbering="true" text:continue-list="list_Spinn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pinner (LVGL)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pinner (LVGL)5" text:continue-numbering="true" text:continue-list="list_Spinner (LVGL)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Spinner (LVGL)6" text:continue-numbering="true" text:continue-list="list_Spinner (LVGL)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Spinner (LVGL)7" text:continue-numbering="true" text:continue-list="list_Spinner (LVGL)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Spinner (LVGL)8" text:continue-numbering="true" text:continue-list="list_Spinner (LVGL)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Spinner (LVGL)9" text:style-name="List_20_1">
                    <text:list-item>
                            <text:p text:style-name="List_20_1_20_Start">
                            <text:span><text:span text:style-name="backtick">px</text:span><text:span> – Left is default in pixels.</text:span></text:span>
                            </text:p>
                        </text:list-item>
                        
<text:list-item>
                            <text:p text:style-name="List_20_1_20_End">
                            <text:span><text:span text:style-name="backtick">%</text:span><text:span> – Left is set as a percentage in relation to the parent width.</text:span></text:span>
                            </text:p>
                        </text:list-item>
                        
                </text:list><text:p text:style-name="Standard"/>,
                                            <text:list xml:id="list_Spinner (LVGL)10" text:continue-numbering="true" text:continue-list="list_Spinner (LVGL)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Spinner (LVGL)11" text:continue-numbering="true" text:continue-list="list_Spinner (LVGL)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Spinner (LVGL)12" text:style-name="List_20_1">
                    <text:list-item>
                            <text:p text:style-name="List_20_1_20_Start">
                            <text:span><text:span text:style-name="backtick">px</text:span><text:span> – Top is set in pixels.</text:span></text:span>
                            </text:p>
                        </text:list-item>
                        
<text:list-item>
                            <text:p text:style-name="List_20_1_20_End">
                            <text:span><text:span text:style-name="backtick">%</text:span><text:span> – The top is set as a percentage in relation to the parent height.</text:span></text:span>
                            </text:p>
                        </text:list-item>
                        
                </text:list><text:p text:style-name="Standard"/>,
                                            <text:list xml:id="list_Spinner (LVGL)13" text:continue-numbering="true" text:continue-list="list_Spinner (LVGL)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Spinner (LVGL)14" text:continue-numbering="true" text:continue-list="list_Spinner (LVGL)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Spinner (LVGL)15" text:style-name="List_20_1">
                    <text:list-item>
                            <text:p text:style-name="List_20_1_20_Start">
                            <text:span><text:span text:style-name="backtick">px</text:span><text:span> – Width is given in pixels.</text:span></text:span>
                            </text:p>
                        </text:list-item>
                        
<text:list-item>
                            <text:p text:style-name="List_20_1">
                            <text:span><text:span text:style-name="backtick">%</text:span><text:span> – Width is given as a percentage in relation to the parent width.</text:span></text:span>
                            </text:p>
                        </text:list-item>
                        
<text:list-item>
                            <text:p text:style-name="List_20_1_20_End">
                            <text:span><text:span text:style-name="backtick">content</text:span><text:span> – Width is automatically set to fit the entire content in width.</text:span></text:span>
                            </text:p>
                        </text:list-item>
                        
                </text:list><text:p text:style-name="Standard"/>,
                                            <text:list xml:id="list_Spinner (LVGL)16" text:continue-numbering="true" text:continue-list="list_Spinner (LVGL)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Spinner (LVGL)17" text:continue-numbering="true" text:continue-list="list_Spinner (LVGL)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Spinner (LVGL)18" text:style-name="List_20_1">
                    <text:list-item>
                            <text:p text:style-name="List_20_1_20_Start">
                            <text:span><text:span text:style-name="backtick">px</text:span><text:span> – Height is given in pixels.</text:span></text:span>
                            </text:p>
                        </text:list-item>
                        
<text:list-item>
                            <text:p text:style-name="List_20_1">
                            <text:span><text:span text:style-name="backtick">%</text:span><text:span> – Height is given as a percentage in relation to the parent height.</text:span></text:span>
                            </text:p>
                        </text:list-item>
                        
<text:list-item>
                            <text:p text:style-name="List_20_1_20_End">
                            <text:span><text:span text:style-name="backtick">content</text:span><text:span> – Height is automatically set to fit the entire content in height.</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pinner (LVGL)19" text:continue-numbering="true" text:continue-list="list_Spinner (LVGL)17"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pinner (LVGL)20" text:continue-numbering="true" text:continue-list="list_Spinner (LVGL)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p text:style-name="Standard"/>,
                                            <text:list xml:id="list_Spinner (LVGL)21" text:continue-numbering="true" text:continue-list="list_Spinner (LVGL)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p text:style-name="Standard"/>,
                                            <text:list xml:id="list_Spinner (LVGL)22" text:continue-numbering="true" text:continue-list="list_Spinner (LVGL)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p text:style-name="Standard"/>,
                                            <text:list xml:id="list_Spinner (LVGL)23" text:continue-numbering="true" text:continue-list="list_Spinner (LVGL)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p text:style-name="Standard"/>,
                                            <text:list xml:id="list_Spinner (LVGL)24" text:continue-numbering="true" text:continue-list="list_Spinner (LVGL)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p text:style-name="Standard"/>,
                                            <text:list xml:id="list_Spinner (LVGL)25" text:continue-numbering="true" text:continue-list="list_Spinner (LVGL)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p text:style-name="Standard"/>,
                                            <text:list xml:id="list_Spinner (LVGL)26" text:continue-numbering="true" text:continue-list="list_Spinner (LVGL)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p text:style-name="Standard"/>,
                                            <text:list xml:id="list_Spinner (LVGL)27" text:continue-numbering="true" text:continue-list="list_Spinner (LVGL)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p text:style-name="Standard"/>,
                                            <text:list xml:id="list_Spinner (LVGL)28" text:continue-numbering="true" text:continue-list="list_Spinner (LVGL)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p text:style-name="Standard"/>,
                                            <text:list xml:id="list_Spinner (LVGL)29" text:continue-numbering="true" text:continue-list="list_Spinner (LVGL)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p text:style-name="Standard"/>,
                                            <text:list xml:id="list_Spinner (LVGL)30" text:continue-numbering="true" text:continue-list="list_Spinner (LVGL)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p text:style-name="Standard"/>,
                                            <text:list xml:id="list_Spinner (LVGL)31" text:continue-numbering="true" text:continue-list="list_Spinner (LVGL)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p text:style-name="Standard"/>,
                                            <text:list xml:id="list_Spinner (LVGL)32" text:continue-numbering="true" text:continue-list="list_Spinner (LVGL)31"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p text:style-name="Standard"/>,
                                            <text:list xml:id="list_Spinner (LVGL)33" text:continue-numbering="true" text:continue-list="list_Spinner (LVGL)32"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p text:style-name="Standard"/>,
                                            <text:list xml:id="list_Spinner (LVGL)34" text:continue-numbering="true" text:continue-list="list_Spinner (LVGL)33"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p text:style-name="Standard"/>,
                                            <text:list xml:id="list_Spinner (LVGL)35" text:continue-numbering="true" text:continue-list="list_Spinner (LVGL)34"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p text:style-name="Standard"/>,
                                            <text:list xml:id="list_Spinner (LVGL)36" text:continue-numbering="true" text:continue-list="list_Spinner (LVGL)35"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p text:style-name="Standard"/>,
                                            <text:list xml:id="list_Spinner (LVGL)37" text:continue-numbering="true" text:continue-list="list_Spinner (LVGL)36"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p text:style-name="Standard"/>,
                                            <text:list xml:id="list_Spinner (LVGL)38" text:continue-numbering="true" text:continue-list="list_Spinner (LVGL)37"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p text:style-name="Standard"/>,
                                            <text:list xml:id="list_Spinner (LVGL)39" text:continue-numbering="true" text:continue-list="list_Spinner (LVGL)38"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p text:style-name="Standard"/>,
                                            <text:list xml:id="list_Spinner (LVGL)40" text:continue-numbering="true" text:continue-list="list_Spinner (LVGL)39"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p text:style-name="Standard"/>,
                                            <text:list xml:id="list_Spinner (LVGL)41" text:continue-numbering="true" text:continue-list="list_Spinner (LVGL)40"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p text:style-name="Standard"/>,
                                            <text:list xml:id="list_Spinner (LVGL)42" text:continue-numbering="true" text:continue-list="list_Spinner (LVGL)41"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pinner (LVGL)43" text:continue-numbering="true" text:continue-list="list_Spinner (LVGL)4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p text:style-name="Standard"/>,
                                            <text:list xml:id="list_Spinner (LVGL)44" text:continue-numbering="true" text:continue-list="list_Spinner (LVGL)4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p text:style-name="Standard"/>,
                                            <text:list xml:id="list_Spinner (LVGL)45" text:continue-numbering="true" text:continue-list="list_Spinner (LVGL)4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p text:style-name="Standard"/>,
                                            <text:list xml:id="list_Spinner (LVGL)46" text:continue-numbering="true" text:continue-list="list_Spinner (LVGL)4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p text:style-name="Standard"/>,
                                            <text:list xml:id="list_Spinner (LVGL)47" text:continue-numbering="true" text:continue-list="list_Spinner (LVGL)4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p text:style-name="Standard"/>,
                                            <text:list xml:id="list_Spinner (LVGL)48" text:continue-numbering="true" text:continue-list="list_Spinner (LVGL)47"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pinner (LVGL)49" text:continue-numbering="true" text:continue-list="list_Spinner (LVGL)4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Spinner (LVGL)50"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pinner (LVGL)51" text:continue-numbering="true" text:continue-list="list_Spinner (LVGL)4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pinner (LVGL)52" text:continue-numbering="true" text:continue-list="list_Spinner (LVGL)5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pinner (LVGL)53" text:continue-numbering="true" text:continue-list="list_Spinner (LVGL)5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Spinner (LVGL)3" text:continue-numbering="true" text:continue-list="list_Spinner (LVGL)2" text:style-name="Outline">
                        <text:list-item>
                            <text:list>
                                <text:list-item>
                                    <text:h text:style-name="Heading_20_2" text:outline-level="2">Examples</text:h>
                                </text:list-item>
                            </text:list>
                        </text:list-item>
                    </text:list>
                    <text:p text:style-name="Standard"/>
                    <text:list xml:id="list_Spinner (LVGL)54"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